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72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8.78mm"/>
    </style:style>
    <style:style style:name="co8" style:family="table-column">
      <style:table-column-properties fo:break-before="auto" style:column-width="6.6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o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COND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IMPF</text:p>
          </table:table-cell>
          <table:table-cell office:value-type="string" calcext:value-type="string">
            <text:p>pro:rel</text:p>
          </table:table-cell>
          <table:table-cell office:value-type="string" calcext:value-type="string">
            <text:p>conj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PPRE</text:p>
          </table:table-cell>
          <table:table-cell office:value-type="string" calcext:value-type="string">
            <text:p>prep INF</text:p>
          </table:table-cell>
          <table:table-cell office:value-type="string" calcext:value-type="string">
            <text:p>conj det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prep n</text:p>
          </table:table-cell>
          <table:table-cell office:value-type="string" calcext:value-type="string">
            <text:p>c'est que </text:p>
          </table:table-cell>
          <table:table-cell office:value-type="string" calcext:value-type="string">
            <text:p>c'est que</text:p>
          </table:table-cell>
          <table:table-cell table:number-columns-repeated="2" office:value-type="string" calcext:value-type="string">
            <text:p>y a que</text:p>
          </table:table-cell>
          <table:table-cell office:value-type="string" calcext:value-type="string">
            <text:p>v INF</text:p>
          </table:table-cell>
          <table:table-cell office:value-type="string" calcext:value-type="string">
            <text:p>di qu</text:p>
          </table:table-cell>
          <table:table-cell office:value-type="string" calcext:value-type="string">
            <text:p>plu qu</text:p>
          </table:table-cell>
          <table:table-cell office:value-type="string" calcext:value-type="string">
            <text:p>pro:obj</text:p>
          </table:table-cell>
        </table:table-row>
        <table:table-row table:style-name="ro1">
          <table:table-cell office:value-type="string" calcext:value-type="string">
            <text:p>../tcof/tcof-adu-metaok/foot_mar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6;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incen_prov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2crossfit_mao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erasmusespagn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1crossfit_mao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ent_cha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deltaplane_tus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8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salledebain_sch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2;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adu-metaok/consultation_ger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licence_sim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joueurmusique_0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teatime_lam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tourisme_arn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famille_fer_08_1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7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professeur_cez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dos_cou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cadeaux_bon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adu-metaok/chee_alb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alg_jac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raei_leh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bulletin_gur_09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4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cours_mau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pomp_prov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orthophonie2_san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1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apiculteur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177" calcext:value-type="float">
            <text:p>17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orthophoniste_gom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adu-metaok/rdvdansunbar_lor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pompe_bli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etudiantesalarie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paralysie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5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showgirl_vos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./tcof/tcof-adu-metaok/hamster_phi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8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adu-metaok/stage_son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tcof-adu-metaok/tatouagepolynesie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garcons_tou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adu-metaok/ergotherapie_sch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nonno_crz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voyage_mel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9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tcof-adu-metaok/gestapo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80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39_45_eva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4" calcext:value-type="float">
            <text:p>44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adu-metaok/politique_rem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8;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tel_maz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carr_mar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5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infirmier_aud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memoire_yun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rae_ash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psychologue_dum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separation_per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8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parents_esp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2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architecte_pie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2;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orthophoniste_lat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accident_cat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acc_kom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mar_ferr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534" calcext:value-type="float">
            <text:p>53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../tcof/tcof-adu-metaok/etudiantes_jer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politique_ham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ecoles_cim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voyage_gou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nourriture_des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7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adu-metaok/experiences_yer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testssncf_qab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3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orthophonie_san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1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police_mar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voyage_con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197" calcext:value-type="float">
            <text:p>19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pom_tho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automobile_gue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moufle_bre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fraise_ber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acc_del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rwanda_lam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5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hus_hus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adu-metaok/homosexualite_bas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telephone_lam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ave_bat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etudes_gil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cartables_bar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siderurgie_per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escalade_mic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pedi_gra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0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moz_car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siderurgie_mar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spiritualite_cel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adu-metaok/informaticien_bio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repas_fel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adu-metaok/tunisie_mun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internat_bea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siderurgie_guy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voyage_hab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decesprofesseur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micr_bou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adu-metaok/ang_jul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cine_sao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papi_mar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../tcof/tcof-adu-metaok/comptines_cou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0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adu-metaok/politique_car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7" calcext:value-type="float">
            <text:p>57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nesrine1_se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armee_mer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loisirs_nat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83" calcext:value-type="float">
            <text:p>83</text:p>
          </table:table-cell>
          <table:table-cell office:value-type="float" office:value="335" calcext:value-type="float">
            <text:p>33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how_pro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box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4;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corpus_las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hallucinogenes_cag_0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aqua_0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7;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tcof-adu-metaok/famille_lem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sculptur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dav_gan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prov_pin_89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313" calcext:value-type="float">
            <text:p>31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../tcof/tcof-adu-metaok/apprendreaulycee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homosexualite_fer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pri_mam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entrefilles_bou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gothique_cho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5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adu-metaok/reso_rich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conversation_kri_08_part1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mai_web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3;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adu-metaok/recherchecancer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corpus_kem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sports_pet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mac_cl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adu-metaok/stag_bad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confavc_dau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5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aviation_cfo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quen_quen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3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christine_pru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5;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adu-metaok/lang_duc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famille_pru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adu-metaok/enfant_lem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9;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tcof-adu-metaok/famille_fer_08_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76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kabylie_mel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7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groupe_sav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deuilradio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educ_pot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7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footballeurprofessionnel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3;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paternel_gos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../tcof/tcof-adu-metaok/voyages_ric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mat_tho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democratie_ben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explorationssonores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9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nat_hou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jeu_thi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adu-metaok/comb_bach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australie_mes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employeducnrs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3;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9" calcext:value-type="float">
            <text:p>59</text:p>
          </table:table-cell>
          <table:table-cell office:value-type="float" office:value="319" calcext:value-type="float">
            <text:p>3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./tcof/tcof-adu-metaok/psychologie_rou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film_tre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adu-metaok/cha_hey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grandsparents_bar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77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msf_blan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etudes_rem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vampiretatouage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rock_baz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communication_bon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etudesmedecine_sim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guerre_coc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adu-metaok/immigration_ait_15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emploi_cha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4;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coree_ghu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adu-metaok/avoixnue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7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conversation_mat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adu-metaok/fete_lec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0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orthophoniste_sow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famille_ren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51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adu-metaok/photographie_cou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adu-metaok/metiers_pue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3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ouvrier_pal_10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conv_cai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5;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adu-metaok/pediatrie_lam_08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7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adu-metaok/mariage_elo_14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cafe_leg_06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adu-metaok/conversation_kri_08_part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adu-metaok/emplois_gri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9;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adu-metaok/sousse_bur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adu-metaok/bmx_min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adu-metaok/sncf_dez_11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lecturecroco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adu-metaok/voyage_leo_13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87;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masc_dom_sd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adu-metaok/mili_89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5;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1" calcext:value-type="float">
            <text:p>51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../tcof/tcof-adu-metaok/tromboniste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adu-metaok/hopital_bon_12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adu-metaok/ago_ram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adu-metaok/ion_ard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67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adu-metaok/theorielinguistique_07.tei_corpo2.cpn.cex </text:p>
          </table:table-cell>
          <table:table-cell office:value-type="string" calcext:value-type="string">
            <text:p><text:s/>ADULTE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chi-long-metaok/sarah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hugo2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louis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sarah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Ferdinand4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e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lionel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10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garanc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9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assandra11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2.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Akoub15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adrien1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marie2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india1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e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1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ell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hector2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vincent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sarah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lle2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maelle2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vincent1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hector1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celia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maelle3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1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lle1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hugo3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long-metaok/lucie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celia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2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lle3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lucie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vincent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1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ouis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sarah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Cassandra12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ell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4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e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1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sarah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ell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Alhem4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e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Ferdinand3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ell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4.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marie1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fanny1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valentin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hugo1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8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celia3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1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hugo1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louis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hector3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Akoub16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ouis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celia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garanc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ionel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alentin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celia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ranc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7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Alhem2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ionel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vincent1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alentin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fanny2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adrien2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alentin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hugo3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Alhem3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4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incent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adrien3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ranc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Alhem1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alentin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louis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ell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4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2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sarah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e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india2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celia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hugo2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lionel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10.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long-metaok/valentin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celia2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1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e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marie3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long-metaok/vincent1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ranc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maelle1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2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louis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gaell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india3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sarah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garanc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fanny3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lea_aniss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clara_mathild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5.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alexandre_tristan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walid_loga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1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eva_kiyan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phi-metaok/gregori_hugo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noemie_angelin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ophlie_emel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7.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phi-metaok/antoine_quenti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elodie_charlotte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1.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roxane_elen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dany_flavie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kenza_gabriell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1.0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../tcof/tcof-chi-phi-metaok/louame_carl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2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farah_vaness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ema_chiar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3.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chi-phi-metaok/alexandre_lorrain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1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gaetan_corenti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axel_adam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3.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robin_thibaut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thomas_alla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phi-metaok/serena_fabie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1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phi-metaok/sarah_carl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valentine_camill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oceane_zo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xavier_thomas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7.0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laura_loga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10.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phi-metaok/lina_alexandr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5.3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damien_benjami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4.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sarah_julie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amel_opheli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vincent_yvelis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cassiope_anai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10.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amelie_mathieu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hugo_julie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severine_camill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phi-metaok/maxime_lucas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sebastien_kevin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pierre_yanis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10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nolan_dyla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chloe_natha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2.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romain_mehdi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7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phi-metaok/sarah_celin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1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phi-metaok/aurelia_le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yaelle_aureli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phi-metaok/melissa_capucin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8.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benjamin_valenti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pauline_mani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phi-metaok/julianne_laur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3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clemence_marin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7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maxime_cynthi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4.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gregory_clement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1;07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jeremy_kilia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1.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phi-metaok/valentin_manel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marine_alicia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4.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phi-metaok/florent_tony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maxime_pierr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3.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leandro_luca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9.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marina_margaux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9;03.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tcof-chi-phi-metaok/loic_theo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1.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phi-metaok/mathieu_nicola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8;09.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phi-metaok/solene_sofi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0;03.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yaelle_elen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arthur_paul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7;04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4.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1;0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tcof-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tcof-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tcof-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9.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7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7.0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../tcof/tcof-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4.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../tcof/tcof-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4.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8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tcof-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tcof-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9.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10.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8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9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tcof-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9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1.0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5.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../tcof/tcof-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5.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1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2;0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9.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8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4.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../tcof/tcof-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3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10.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1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1.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3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9.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tcof-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10.2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4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7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1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4;07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3;09.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5.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8.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CHI </text:p>
          </table:table-cell>
          <table:table-cell office:value-type="string" calcext:value-type="string">
            <text:p>5;09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sarah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hugo2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louis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sarah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Ferdinand4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1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lucie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ionel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long-metaok/garanc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Cassandra11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Akoub15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adrien1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long-metaok/marie2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india1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ucie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incent1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ell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lionel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hector2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vincent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sarah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incent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lucille2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maelle2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vincent1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hector1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long-metaok/celia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maelle3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1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celia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lucille1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hugo3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long-metaok/lucie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celia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2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lle3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ucie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incent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1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ouis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Cassandra12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gaell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lucie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gaell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Alhem4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vincent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lucie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Ferdinand3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1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celia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gaell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celia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marie1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fanny1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long-metaok/valentin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hugo1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../tcof/tcof-chi-long-metaok/celia3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celia1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hugo1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louis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sarah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hector3_aub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Akoub16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louis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lionel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../tcof/tcof-chi-long-metaok/celia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ranc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lionel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lionel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valentin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long-metaok/celia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lionel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garanc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celia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Alhem2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lionel4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vincent1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alentin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long-metaok/fanny2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adrien2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celia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alentine1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hugo3_bar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long-metaok/Alhem3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vincent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long-metaok/adrien3_bi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garance5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Alhem1_Can_Ano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valentin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long-metaok/louis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gaell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vincent2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incent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lucie5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india2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vincent7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celia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celia1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hugo2_gr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long-metaok/lionel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long-metaok/valentine3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celia2_gav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vincent1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lucie6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sarah1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marie3_gue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long-metaok/vincent19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garanc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vincent8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long-metaok/maelle1_ro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sarah3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long-metaok/vincent2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louise4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long-metaok/lionel1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long-metaok/gaelle2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long-metaok/india3_bru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sarah2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long-metaok/vincent10_can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6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long-metaok/garance6_sow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long-metaok/fanny3_cha.tei_corpo2.cpn.cex </text:p>
          </table:table-cell>
          <table:table-cell office:value-type="string" calcext:value-type="string">
            <text:p><text:s/>LONG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lea_aniss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phi-metaok/clara_mathild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alexandre_tristan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walid_loga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phi-metaok/eva_kiyan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gregori_hugo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noemie_angelin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ophlie_emel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antoine_quenti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elodie_charlotte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roxane_elen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dany_flavie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kenza_gabriell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louame_carl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phi-metaok/farah_vaness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phi-metaok/ema_chiar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alexandre_lorrain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phi-metaok/gaetan_corenti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phi-metaok/axel_adam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phi-metaok/robin_thibaut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thomas_alla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phi-metaok/serena_fabie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phi-metaok/sarah_carla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53" calcext:value-type="float">
            <text:p>15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valentine_camill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phi-metaok/oceane_zo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phi-metaok/xavier_thomas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laura_loga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lina_alexandre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damien_benjami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sarah_julien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amel_opheli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vincent_yvelis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cassiope_anai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amelie_mathieu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hugo_julie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phi-metaok/severine_camill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./tcof/tcof-chi-phi-metaok/maxime_lucas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phi-metaok/sebastien_kevin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pierre_yanis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phi-metaok/nolan_dyla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phi-metaok/chloe_nathan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romain_mehdi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sarah_celin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phi-metaok/aurelia_le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yaelle_aureli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phi-metaok/melissa_capucine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phi-metaok/benjamin_valentin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pauline_mani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./tcof/tcof-chi-phi-metaok/julianne_laur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phi-metaok/clemence_marine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maxime_cynthi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gregory_clement_cm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jeremy_kilian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phi-metaok/valentin_manel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phi-metaok/marine_alicia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florent_tony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maxime_pierre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phi-metaok/leandro_luca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marina_margaux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phi-metaok/loic_theo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phi-metaok/mathieu_nicolas_ce2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phi-metaok/solene_sofia_cm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phi-metaok/yaelle_elena_cp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phi-metaok/arthur_paul_ce1_proinf.tei_corpo2.cpn.cex </text:p>
          </table:table-cell>
          <table:table-cell office:value-type="string" calcext:value-type="string">
            <text:p><text:s/>PHI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6;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elea1_cu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5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loris1_pe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melanie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ines1_h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Axel1_Ja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clemence1_ha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louis1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Elif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alona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adelin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nola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baptiste1_z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Cassandre1_And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Aela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benedicte1_le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chi-trans-metaok/cecile1_d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lilou1_hu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aline1_r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uana1_al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eo1_p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chi-trans-metaok/manon1_rej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9;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thibaut1_d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celen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../tcof/tcof-chi-trans-metaok/amelie1_be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tidiane1_ec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alice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samuel1_l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marion1_gu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clelie1_du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manon1_er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marianne1_st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louis1_tr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tcof-chi-trans-metaok/awen1_c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clara1_du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Emy1_S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valentin1_l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clement1_m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laura1_l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thibault1_lev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thomas1_p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lucie1_v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tcof-chi-trans-metaok/Eva1_Go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margaux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../tcof/tcof-chi-trans-metaok/manon1_k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jules1_p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maelle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tcof-chi-trans-metaok/Claire1_Ka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adele1_t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charlotte1_leb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mathilde1_r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nathan1_m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../tcof/tcof-chi-trans-metaok/Alicia1_B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Joseph1_Cla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marianne1_v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jonathan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charlotte1_gi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andrea1_u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leo1_ro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../tcof/tcof-chi-trans-metaok/louis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Axel1_Ga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Corentin1_B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constance1_sc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../tcof/tcof-chi-trans-metaok/Alban1_Ta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alexandre1_bo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jessica1_c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Baptiste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antonin1_j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../tcof/tcof-chi-trans-metaok/constant1_pap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mathieu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Enzo1_Nov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trans-metaok/ophelie1_baq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../tcof/tcof-chi-trans-metaok/guillaume1_po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ouis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baptiste1_l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mathilde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bengaly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30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raphael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Elise1_He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apucine1_Sa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Eva1_M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jeremy1_p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Baptiste1_Ku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aline1_g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armelle1_de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sarah1_f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hibraime1_b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louis1_l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andrea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laureen1_gu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walid1_ma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alexandre1_li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oscar1_f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louise1_ge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lou1_th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../tcof/tcof-chi-trans-metaok/Joachim1_Al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Clementin1_Bat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Jeanne1_Dre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gabriel1_rez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lisa1_rh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Engi1_Hu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alexandre1_d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thibaud1_s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juliette1_st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alissa1_c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gaetan1_b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./tcof/tcof-chi-trans-metaok/morgane1_m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chi-trans-metaok/laurine1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../tcof/tcof-chi-trans-metaok/laura1_c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heloise1_gu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manon1_la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lementine1_b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fantine1_m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gaelle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trans-metaok/camille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rose1_r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valentin1_bit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../tcof/tcof-chi-trans-metaok/Alix1_Le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../tcof/tcof-chi-trans-metaok/Ester1_Zeh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4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trans-metaok/alexis1_ra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yassine1_ni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moustapha1_ab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leo1_roy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victoire1_duc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laurine1_g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trans-metaok/anne1_r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lucie1_le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../tcof/tcof-chi-trans-metaok/laurine2_c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../tcof/tcof-chi-trans-metaok/pauline1_ma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Erwan1_F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../tcof/tcof-chi-trans-metaok/Elliot1_Dem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1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../tcof/tcof-chi-trans-metaok/louis2_ut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lucile1_fl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../tcof/tcof-chi-trans-metaok/luca1_ba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3;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../tcof/tcof-chi-trans-metaok/cleophee1_pi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../tcof/tcof-chi-trans-metaok/xaviere1_le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remi1_did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../tcof/tcof-chi-trans-metaok/Hugo1_Hyp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Camille1_Si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youssef1_t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jordan1_t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adeline1_gif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maurine1_h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Antonin1_J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01.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emilie1_rig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kelly1_h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lorraine1_spo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Coralie1_Ar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8;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../tcof/tcof-chi-trans-metaok/antoine1_nus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naomi1_sl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../tcof/tcof-chi-trans-metaok/thibault1_co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../tcof/tcof-chi-trans-metaok/Eliott1_Chi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../tcof/tcof-chi-trans-metaok/robin1_le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lara1_l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sebastien1_bo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../tcof/tcof-chi-trans-metaok/margot1_koe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corentin1_bo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../tcof/tcof-chi-trans-metaok/camille1_mer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arla1_Con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hloe1_fau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../tcof/tcof-chi-trans-metaok/romy1_th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baptiste1_gr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../tcof/tcof-chi-trans-metaok/florian1_sai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19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../tcof/tcof-chi-trans-metaok/valentine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../tcof/tcof-chi-trans-metaok/laurie1_jam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../tcof/tcof-chi-trans-metaok/laura1_bah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../tcof/tcof-chi-trans-metaok/Adelphe1_Per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anais1_me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../tcof/tcof-chi-trans-metaok/jeanne1_hil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loe1_Tsc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0;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../tcof/tcof-chi-trans-metaok/Dania1_Col_Anon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22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../tcof/tcof-chi-trans-metaok/clemence1_bra.tei_corpo2.cpn.cex </text:p>
          </table:table-cell>
          <table:table-cell office:value-type="string" calcext:value-type="string">
            <text:p><text:s/>TRANS </text:p>
          </table:table-cell>
          <table:table-cell office:value-type="string" calcext:value-type="string">
            <text:p><text:s/>ADU </text:p>
          </table:table-cell>
          <table:table-cell office:value-type="string" calcext:value-type="string">
            <text:p>40;02.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19:50:31.404384793</dc:date>
    <meta:editing-duration>PT2M10S</meta:editing-duration>
    <meta:editing-cycles>1</meta:editing-cycles>
    <meta:document-statistic meta:table-count="1" meta:cell-count="21737" meta:object-count="0"/>
    <meta:generator>LibreOffice/6.0.7.3$Linux_X86_64 LibreOffice_project/00m0$Build-3</meta:generator>
  </office:meta>
</office:document-meta>
</file>